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1200000103000000E9B8A06F19.svm" manifest:media-type=""/>
  <manifest:file-entry manifest:full-path="Pictures/200000220000025F000000EFB2515238.svm" manifest:media-type=""/>
  <manifest:file-entry manifest:full-path="Pictures/2000002200000262000000E9DBCEDE5E.svm" manifest:media-type=""/>
  <manifest:file-entry manifest:full-path="Pictures/20000012000000B10000012D49BAEC12.svm" manifest:media-type=""/>
  <manifest:file-entry manifest:full-path="Pictures/200000220000022E000001B840682CCA.svm" manifest:media-type=""/>
  <manifest:file-entry manifest:full-path="Pictures/200000220000020C00000148E05E339F.svm" manifest:media-type=""/>
  <manifest:file-entry manifest:full-path="Pictures/200000320000038300000195B35A5896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TexMathsArgs="18§display§J_i^{\text{Down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stroke-dash="Ultrafine_20_Dashed"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TexMathsArgs="18§display§J_i^{\text{Up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24§display§\rho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24§display§l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24§display§l_{i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dash" draw:stroke-dash="Fine_20_Dashed_20__28_var_29_"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standard">
      <style:graphic-properties TexMathsArgs="24§display§\rho_{i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24§display§\rho_{i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159cm" svg:height="2.159cm" svg:x="11.033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921cm" svg:height="1.016cm" svg:x="8.112cm" svg:y="10.3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.159cm" svg:height="2.159cm" svg:x="5.953cm" svg:y="9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407cm" svg:height="0.83cm" draw:transform="rotate (0.657640062151463) translate (9.255cm 12.7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" draw:layer="layout" svg:width="1.615cm" svg:height="0.727cm" svg:x="11.293cm" svg:y="10.506cm">
          <draw:image xlink:href="Pictures/200000320000038300000195B35A5896.svm" xlink:type="simple" xlink:show="embed" xlink:actuate="onLoad">
            <text:p/>
          </draw:image>
        </draw:frame>
        <draw:custom-shape draw:style-name="gr4" draw:text-style-name="P1" draw:layer="layout" svg:width="2.408cm" svg:height="0.83cm" draw:transform="rotate (0.657640062151463) translate (4.048cm 12.7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" draw:layer="layout" svg:width="1.003cm" svg:height="0.79cm" svg:x="6.588cm" svg:y="10.525cm">
          <draw:image xlink:href="Pictures/200000220000022E000001B840682CCA.svm" xlink:type="simple" xlink:show="embed" xlink:actuate="onLoad">
            <text:p/>
          </draw:image>
        </draw:frame>
        <draw:frame draw:style-name="gr6" draw:text-style-name="P1" draw:layer="layout" svg:width="0.619cm" svg:height="0.557cm" svg:x="8.874cm" svg:y="11.287cm">
          <draw:image xlink:href="Pictures/2000001200000103000000E9B8A06F19.svm" xlink:type="simple" xlink:show="embed" xlink:actuate="onLoad">
            <text:p/>
          </draw:image>
        </draw:frame>
        <draw:frame draw:style-name="gr7" draw:text-style-name="P1" draw:layer="layout" svg:width="0.422cm" svg:height="0.72cm" svg:x="5.572cm" svg:y="12.508cm">
          <draw:image xlink:href="Pictures/20000012000000B10000012D49BAEC12.svm" xlink:type="simple" xlink:show="embed" xlink:actuate="onLoad">
            <text:p/>
          </draw:image>
        </draw:frame>
        <draw:frame draw:style-name="gr8" draw:text-style-name="P1" draw:layer="layout" svg:width="1.255cm" svg:height="0.785cm" svg:x="10.779cm" svg:y="12.557cm">
          <draw:image xlink:href="Pictures/200000220000020C00000148E05E339F.svm" xlink:type="simple" xlink:show="embed" xlink:actuate="onLoad">
            <text:p/>
          </draw:image>
        </draw:frame>
        <draw:custom-shape draw:style-name="gr9" draw:text-style-name="P1" draw:layer="layout" svg:width="2.921cm" svg:height="1.016cm" svg:x="3.032cm" svg:y="10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" draw:layer="layout" svg:width="1.462cm" svg:height="0.557cm" svg:x="3.667cm" svg:y="11.414cm">
          <draw:image xlink:href="Pictures/2000002200000262000000E9DBCEDE5E.svm" xlink:type="simple" xlink:show="embed" xlink:actuate="onLoad">
            <text:p/>
          </draw:image>
        </draw:frame>
        <draw:frame draw:style-name="gr11" draw:text-style-name="P1" draw:layer="layout" svg:width="1.452cm" svg:height="0.571cm" svg:x="13.192cm" svg:y="11.414cm">
          <draw:image xlink:href="Pictures/200000220000025F000000EFB2515238.svm" xlink:type="simple" xlink:show="embed" xlink:actuate="onLoad">
            <text:p/>
          </draw:image>
        </draw:frame>
        <draw:custom-shape draw:style-name="gr9" draw:text-style-name="P1" draw:layer="layout" svg:width="2.921cm" svg:height="1.016cm" svg:x="13.192cm" svg:y="10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408cm" svg:height="0.83cm" draw:transform="rotate (0.657640062151463) translate (7.604cm 9.74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407cm" svg:height="0.83cm" draw:transform="rotate (0.657640062151463) translate (12.812cm 9.8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4-15T18:15:33</meta:creation-date>
    <dc:date>2013-04-15T18:31:30</dc:date>
    <dc:creator>Jack Reilly</dc:creator>
    <meta:editing-duration>PT47S</meta:editing-duration>
    <meta:editing-cycles>1</meta:editing-cycles>
    <meta:document-statistic meta:object-count="16"/>
    <meta:generator>LibreOffice/3.6$MacOSX_x86 LibreOffice_project/2ef5aff-a6fb0ff-166bdff-cf087ad-0f1389</meta:generator>
  </office:meta>
</office:document-meta>
</file>